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75G0111</text:p>
          </table:table-cell>
          <table:table-cell office:value-type="string" calcext:value-type="string">
            <text:p>2021-06-3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G011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G011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G011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G011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G011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G011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G011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G011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G011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G011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G011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G011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G011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G011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G011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G011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G011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5G011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